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quation bilan ou bilant Réactionnel.</text:p>
      <text:p text:style-name="P1">I L'électrolyse de l'eau</text:p>
      <text:p text:style-name="P1"/>
      <text:p text:style-name="P1">L'électrolyse de l'eau forme, produit deux gaz differents</text:p>
      <text:p text:style-name="P1">le gaz à la cathode provoque une légère détonation en présence d'eau flamme: C'est du dihydrogne: H2</text:p>
      <text:p text:style-name="P1"/>
      <text:p text:style-name="P1">Le gaz à L'anode ravive 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14S</meta:editing-duration>
    <meta:editing-cycles>9</meta:editing-cycles>
    <meta:generator>OpenOffice/4.1.7$Win32 OpenOffice.org_project/417m1$Build-9800</meta:generator>
    <dc:date>2020-11-27T16:30:58.61</dc:date>
    <meta:document-statistic meta:table-count="0" meta:image-count="0" meta:object-count="0" meta:page-count="1" meta:paragraph-count="5" meta:word-count="40" meta:character-count="245"/>
    <meta:user-defined meta:name="Info 1"/>
    <meta:user-defined meta:name="Info 2"/>
    <meta:user-defined meta:name="Info 3"/>
    <meta:user-defined meta:name="Info 4"/>
  </office:meta>
</office:document-meta>
</file>